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71434" officeooo:paragraph-rsid="00071434"/>
    </style:style>
    <style:style style:name="P2" style:family="paragraph" style:parent-style-name="Text_20_body">
      <style:text-properties fo:font-style="normal" officeooo:rsid="001acfc7" officeooo:paragraph-rsid="001acfc7" style:font-style-asian="normal" style:font-style-complex="normal"/>
    </style:style>
    <style:style style:name="P3" style:family="paragraph" style:parent-style-name="Text_20_body">
      <style:text-properties fo:font-style="normal" officeooo:paragraph-rsid="0048a292" style:font-style-asian="normal" style:font-style-complex="normal"/>
    </style:style>
    <style:style style:name="P4" style:family="paragraph" style:parent-style-name="Text_20_body">
      <style:text-properties officeooo:paragraph-rsid="000dfb7c"/>
    </style:style>
    <style:style style:name="P5" style:family="paragraph" style:parent-style-name="Text_20_body">
      <style:text-properties fo:font-weight="normal" officeooo:paragraph-rsid="000fb58f" style:font-weight-asian="normal" style:font-weight-complex="normal"/>
    </style:style>
    <style:style style:name="P6" style:family="paragraph" style:parent-style-name="Text_20_body">
      <style:text-properties officeooo:paragraph-rsid="00199af4"/>
    </style:style>
    <style:style style:name="P7" style:family="paragraph" style:parent-style-name="Text_20_body">
      <style:text-properties officeooo:rsid="001a54eb" officeooo:paragraph-rsid="001a54eb"/>
    </style:style>
    <style:style style:name="P8" style:family="paragraph" style:parent-style-name="Text_20_body">
      <style:text-properties officeooo:paragraph-rsid="001a54eb"/>
    </style:style>
    <style:style style:name="P9" style:family="paragraph" style:parent-style-name="Text_20_body">
      <style:text-properties officeooo:rsid="001acfc7" officeooo:paragraph-rsid="001acfc7"/>
    </style:style>
    <style:style style:name="P10" style:family="paragraph" style:parent-style-name="Text_20_body">
      <style:text-properties officeooo:paragraph-rsid="001acfc7"/>
    </style:style>
    <style:style style:name="P11" style:family="paragraph" style:parent-style-name="Text_20_body">
      <style:text-properties officeooo:rsid="001deff2" officeooo:paragraph-rsid="001deff2"/>
    </style:style>
    <style:style style:name="P12" style:family="paragraph" style:parent-style-name="Text_20_body">
      <style:text-properties officeooo:rsid="001f680b" officeooo:paragraph-rsid="001f680b"/>
    </style:style>
    <style:style style:name="P13" style:family="paragraph" style:parent-style-name="Text_20_body">
      <style:text-properties style:font-name="Liberation Serif" officeooo:rsid="001f680b" officeooo:paragraph-rsid="001f680b"/>
    </style:style>
    <style:style style:name="P14" style:family="paragraph" style:parent-style-name="Text_20_body">
      <style:text-properties officeooo:rsid="00241560" officeooo:paragraph-rsid="00241560"/>
    </style:style>
    <style:style style:name="P15" style:family="paragraph" style:parent-style-name="Text_20_body">
      <style:text-properties officeooo:rsid="0024777e" officeooo:paragraph-rsid="0024777e"/>
    </style:style>
    <style:style style:name="P16" style:family="paragraph" style:parent-style-name="Text_20_body">
      <style:text-properties officeooo:rsid="0024777e" officeooo:paragraph-rsid="00071434"/>
    </style:style>
    <style:style style:name="P17" style:family="paragraph" style:parent-style-name="Text_20_body">
      <style:text-properties officeooo:rsid="00266136" officeooo:paragraph-rsid="00266136"/>
    </style:style>
    <style:style style:name="P18" style:family="paragraph" style:parent-style-name="Text_20_body">
      <style:text-properties officeooo:rsid="00295260" officeooo:paragraph-rsid="00295260"/>
    </style:style>
    <style:style style:name="P19" style:family="paragraph" style:parent-style-name="Text_20_body">
      <style:text-properties officeooo:rsid="0031c74b" officeooo:paragraph-rsid="0031c74b"/>
    </style:style>
    <style:style style:name="P20" style:family="paragraph" style:parent-style-name="Text_20_body">
      <style:text-properties officeooo:rsid="004526d8" officeooo:paragraph-rsid="0046507f"/>
    </style:style>
    <style:style style:name="P21" style:family="paragraph" style:parent-style-name="Text_20_body">
      <style:text-properties officeooo:rsid="00199af4" officeooo:paragraph-rsid="00380572"/>
    </style:style>
    <style:style style:name="P22" style:family="paragraph" style:parent-style-name="Text_20_body">
      <style:text-properties officeooo:rsid="004baab9" officeooo:paragraph-rsid="004baab9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Preformatted_20_Text">
      <style:text-properties officeooo:rsid="0031c74b" officeooo:paragraph-rsid="0031c74b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Heading_20_1">
      <style:text-properties officeooo:rsid="000d017c" officeooo:paragraph-rsid="000d017c"/>
    </style:style>
    <style:style style:name="P30" style:family="paragraph" style:parent-style-name="Heading_20_1">
      <style:text-properties officeooo:rsid="004526d8" officeooo:paragraph-rsid="004526d8"/>
    </style:style>
    <style:style style:name="P31" style:family="paragraph" style:parent-style-name="Heading_20_1">
      <style:text-properties officeooo:rsid="00071434" officeooo:paragraph-rsid="00071434"/>
    </style:style>
    <style:style style:name="P32" style:family="paragraph" style:parent-style-name="Heading_20_1" style:list-style-name="">
      <style:text-properties officeooo:rsid="00071434" officeooo:paragraph-rsid="00071434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rsid="00295260" officeooo:paragraph-rsid="00295260"/>
    </style:style>
    <style:style style:name="P35" style:family="paragraph" style:parent-style-name="Heading_20_1">
      <style:paragraph-properties fo:break-before="page"/>
      <style:text-properties officeooo:rsid="00071434" officeooo:paragraph-rsid="00071434"/>
    </style:style>
    <style:style style:name="P36" style:family="paragraph" style:parent-style-name="Heading_20_2">
      <style:text-properties officeooo:rsid="0015c619" officeooo:paragraph-rsid="0015c619"/>
    </style:style>
    <style:style style:name="P37" style:family="paragraph" style:parent-style-name="Heading_20_2">
      <style:text-properties officeooo:rsid="00199af4" officeooo:paragraph-rsid="00199af4"/>
    </style:style>
    <style:style style:name="P38" style:family="paragraph" style:parent-style-name="Heading_20_2">
      <style:text-properties officeooo:paragraph-rsid="00199af4"/>
    </style:style>
    <style:style style:name="P39" style:family="paragraph" style:parent-style-name="Heading_20_2">
      <style:text-properties officeooo:rsid="001acfc7"/>
    </style:style>
    <style:style style:name="P40" style:family="paragraph" style:parent-style-name="Heading_20_2">
      <style:text-properties officeooo:rsid="0031c74b" officeooo:paragraph-rsid="0031c74b"/>
    </style:style>
    <style:style style:name="P41" style:family="paragraph" style:parent-style-name="Heading_20_2">
      <style:text-properties style:font-name="Liberation Sans" fo:font-size="16.1000003814697pt" fo:font-weight="bold" officeooo:rsid="00071434" officeooo:paragraph-rsid="00071434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P42" style:family="paragraph" style:parent-style-name="Heading_20_2">
      <style:text-properties style:font-name="Liberation Sans" fo:font-size="16.1000003814697pt" fo:font-weight="bold" officeooo:rsid="004d954b" officeooo:paragraph-rsid="004d954b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P43" style:family="paragraph" style:parent-style-name="Heading_20_2">
      <style:text-properties officeooo:rsid="00071434" officeooo:paragraph-rsid="00071434"/>
    </style:style>
    <style:style style:name="P44" style:family="paragraph" style:parent-style-name="Preformatted_20_Text" style:list-style-name="L8"/>
    <style:style style:name="P45" style:family="paragraph" style:parent-style-name="Preformatted_20_Text" style:list-style-name="L8">
      <style:text-properties officeooo:paragraph-rsid="0056d0ed"/>
    </style:style>
    <style:style style:name="P46" style:family="paragraph" style:parent-style-name="Preformatted_20_Text" style:list-style-name="L11"/>
    <style:style style:name="P47" style:family="paragraph" style:parent-style-name="Preformatted_20_Text" style:list-style-name="L11">
      <style:text-properties officeooo:paragraph-rsid="00332a1f"/>
    </style:style>
    <style:style style:name="P48" style:family="paragraph" style:parent-style-name="Preformatted_20_Text" style:list-style-name="L11">
      <style:text-properties fo:font-size="10pt" style:font-size-asian="10pt" style:font-size-complex="10pt"/>
    </style:style>
    <style:style style:name="P49" style:family="paragraph" style:parent-style-name="Preformatted_20_Text" style:list-style-name="L8">
      <style:text-properties officeooo:rsid="0050b64c" officeooo:paragraph-rsid="0050b64c"/>
    </style:style>
    <style:style style:name="P50" style:family="paragraph" style:parent-style-name="Preformatted_20_Text" style:list-style-name="L8">
      <style:text-properties officeooo:rsid="00522886" officeooo:paragraph-rsid="00522886"/>
    </style:style>
    <style:style style:name="P51" style:family="paragraph" style:parent-style-name="Preformatted_20_Text" style:list-style-name="L8">
      <style:text-properties officeooo:rsid="0054c22b" officeooo:paragraph-rsid="0054c22b"/>
    </style:style>
    <style:style style:name="P52" style:family="paragraph" style:parent-style-name="Preformatted_20_Text" style:list-style-name="L8">
      <style:text-properties officeooo:rsid="00589854" officeooo:paragraph-rsid="00589854"/>
    </style:style>
    <style:style style:name="P53" style:family="paragraph" style:parent-style-name="Preformatted_20_Text" style:list-style-name="L12"/>
    <style:style style:name="P54" style:family="paragraph" style:parent-style-name="Preformatted_20_Text" style:list-style-name="L8">
      <style:paragraph-properties style:writing-mode="lr-tb"/>
      <style:text-properties officeooo:rsid="0054c22b" officeooo:paragraph-rsid="0054c22b"/>
    </style:style>
    <style:style style:name="P55" style:family="paragraph" style:parent-style-name="Text_20_body" style:list-style-name="L1"/>
    <style:style style:name="P56" style:family="paragraph" style:parent-style-name="Text_20_body" style:list-style-name="L1">
      <style:text-properties fo:font-style="italic" officeooo:rsid="000dfb7c" officeooo:paragraph-rsid="000dfb7c" style:font-style-asian="italic" style:font-style-complex="italic"/>
    </style:style>
    <style:style style:name="P57" style:family="paragraph" style:parent-style-name="Text_20_body" style:list-style-name="L2">
      <style:text-properties officeooo:paragraph-rsid="000d017c"/>
    </style:style>
    <style:style style:name="P58" style:family="paragraph" style:parent-style-name="Text_20_body" style:list-style-name="L2">
      <style:text-properties officeooo:rsid="00413ef5" officeooo:paragraph-rsid="00413ef5"/>
    </style:style>
    <style:style style:name="P59" style:family="paragraph" style:parent-style-name="Text_20_body" style:list-style-name="L3">
      <style:text-properties officeooo:paragraph-rsid="0048a292"/>
    </style:style>
    <style:style style:name="P60" style:family="paragraph" style:parent-style-name="Text_20_body" style:list-style-name="L4">
      <style:text-properties officeooo:paragraph-rsid="00122b20"/>
    </style:style>
    <style:style style:name="P61" style:family="paragraph" style:parent-style-name="Text_20_body" style:list-style-name="L4">
      <style:text-properties fo:font-weight="normal" officeooo:paragraph-rsid="000fb58f" style:font-weight-asian="normal" style:font-weight-complex="normal"/>
    </style:style>
    <style:style style:name="P62" style:family="paragraph" style:parent-style-name="Text_20_body" style:list-style-name="L5">
      <style:text-properties fo:font-weight="normal" officeooo:rsid="00122b20" officeooo:paragraph-rsid="00122b20" style:font-weight-asian="normal" style:font-weight-complex="normal"/>
    </style:style>
    <style:style style:name="P63" style:family="paragraph" style:parent-style-name="Text_20_body" style:list-style-name="L5">
      <style:text-properties officeooo:paragraph-rsid="00122b20"/>
    </style:style>
    <style:style style:name="P64" style:family="paragraph" style:parent-style-name="Text_20_body" style:list-style-name="L6">
      <style:text-properties officeooo:paragraph-rsid="0017aeed"/>
    </style:style>
    <style:style style:name="P65" style:family="paragraph" style:parent-style-name="Text_20_body" style:list-style-name="L6">
      <style:text-properties officeooo:rsid="004baab9" officeooo:paragraph-rsid="004baab9"/>
    </style:style>
    <style:style style:name="P66" style:family="paragraph" style:parent-style-name="Text_20_body" style:list-style-name="L7">
      <style:text-properties officeooo:rsid="004baab9" officeooo:paragraph-rsid="004baab9"/>
    </style:style>
    <style:style style:name="P67" style:family="paragraph" style:parent-style-name="Text_20_body" style:list-style-name="L8"/>
    <style:style style:name="P68" style:family="paragraph" style:parent-style-name="Text_20_body" style:list-style-name="L8">
      <style:text-properties officeooo:rsid="00215f67" officeooo:paragraph-rsid="00215f67"/>
    </style:style>
    <style:style style:name="P69" style:family="paragraph" style:parent-style-name="Text_20_body" style:list-style-name="L12">
      <style:text-properties fo:font-style="normal" officeooo:paragraph-rsid="005a9d26" style:font-style-asian="normal" style:font-style-complex="normal"/>
    </style:style>
    <style:style style:name="P70" style:family="paragraph" style:parent-style-name="Text_20_body" style:list-style-name="L12">
      <style:text-properties fo:font-style="normal" officeooo:rsid="005356b0" officeooo:paragraph-rsid="005a9d26" style:font-style-asian="normal" style:font-style-complex="normal"/>
    </style:style>
    <style:style style:name="P71" style:family="paragraph" style:parent-style-name="Text_20_body" style:list-style-name="L12">
      <style:text-properties fo:font-style="normal" officeooo:rsid="005a9d26" officeooo:paragraph-rsid="005a9d26" style:font-style-asian="normal" style:font-style-complex="normal"/>
    </style:style>
    <style:style style:name="P72" style:family="paragraph" style:parent-style-name="Text_20_body" style:list-style-name="L9">
      <style:text-properties officeooo:paragraph-rsid="00199af4"/>
    </style:style>
    <style:style style:name="P73" style:family="paragraph" style:parent-style-name="Text_20_body" style:list-style-name="L10">
      <style:text-properties style:font-name="Liberation Serif" officeooo:rsid="001f680b" officeooo:paragraph-rsid="001f680b"/>
    </style:style>
    <style:style style:name="P74" style:family="paragraph" style:parent-style-name="Text_20_body" style:list-style-name="L11">
      <style:text-properties style:font-name="Liberation Serif" officeooo:rsid="001f680b" officeooo:paragraph-rsid="001f680b"/>
    </style:style>
    <style:style style:name="P75" style:family="paragraph" style:parent-style-name="Text_20_body" style:list-style-name="L10">
      <style:text-properties style:font-name="Liberation Serif" fo:font-size="12pt" fo:font-weight="normal" officeooo:rsid="001f680b" officeooo:paragraph-rsid="001f680b" style:font-name-asian="Noto Sans CJK SC" style:font-size-asian="10.5pt" style:font-weight-asian="normal" style:font-name-complex="Noto Sans Devanagari" style:font-size-complex="12pt" style:font-weight-complex="normal"/>
    </style:style>
    <style:style style:name="P76" style:family="paragraph" style:parent-style-name="Text_20_body" style:list-style-name="L11">
      <style:text-properties style:font-name="Liberation Serif" fo:font-size="12pt" fo:font-weight="normal" officeooo:rsid="0020fe27" officeooo:paragraph-rsid="0020fe27" style:font-name-asian="Noto Sans CJK SC" style:font-size-asian="10.5pt" style:font-weight-asian="normal" style:font-name-complex="Noto Sans Devanagari" style:font-size-complex="12pt" style:font-weight-complex="normal"/>
    </style:style>
    <style:style style:name="P77" style:family="paragraph" style:parent-style-name="Text_20_body" style:list-style-name="L11">
      <style:text-properties style:font-name="Liberation Serif" fo:font-size="12pt" fo:font-weight="normal" officeooo:rsid="00215f67" officeooo:paragraph-rsid="00215f67" style:font-name-asian="Noto Sans CJK SC" style:font-size-asian="10.5pt" style:font-weight-asian="normal" style:font-name-complex="Noto Sans Devanagari" style:font-size-complex="12pt" style:font-weight-complex="normal"/>
    </style:style>
    <style:style style:name="P78" style:family="paragraph" style:parent-style-name="Text_20_body" style:list-style-name="L11">
      <style:text-properties style:font-name="Liberation Serif" fo:font-size="12pt" fo:font-style="normal" fo:font-weight="normal" officeooo:rsid="00215f67" officeooo:paragraph-rsid="0031e138" style:font-name-asian="Noto Sans CJK SC" style:font-size-asian="10.5pt" style:font-style-asian="normal" style:font-weight-asian="normal" style:font-name-complex="Noto Sans Devanagari" style:font-size-complex="12pt" style:font-style-complex="normal" style:font-weight-complex="normal"/>
    </style:style>
    <style:style style:name="P79" style:family="paragraph" style:parent-style-name="Text_20_body" style:list-style-name="L11">
      <style:text-properties style:font-name="Liberation Serif" officeooo:rsid="00215f67" officeooo:paragraph-rsid="0031e138"/>
    </style:style>
    <style:style style:name="P80" style:family="paragraph" style:parent-style-name="Text_20_body" style:list-style-name="L11">
      <style:text-properties style:font-name="Liberation Serif" officeooo:rsid="00215f67" officeooo:paragraph-rsid="00215f67"/>
    </style:style>
    <style:style style:name="P81" style:family="paragraph" style:parent-style-name="Text_20_body" style:list-style-name="L11">
      <style:text-properties officeooo:paragraph-rsid="0031e138"/>
    </style:style>
    <style:style style:name="P82" style:family="paragraph" style:parent-style-name="Text_20_body" style:list-style-name="L11">
      <style:text-properties officeooo:rsid="00332a1f" officeooo:paragraph-rsid="00332a1f"/>
    </style:style>
    <style:style style:name="P83" style:family="paragraph" style:parent-style-name="Text_20_body" style:list-style-name="L2">
      <style:text-properties officeooo:rsid="004f115f" officeooo:paragraph-rsid="004f115f"/>
    </style:style>
    <style:style style:name="P84" style:family="paragraph" style:parent-style-name="Text_20_body" style:list-style-name="L8">
      <style:text-properties officeooo:rsid="0050b64c" officeooo:paragraph-rsid="0050b64c"/>
    </style:style>
    <style:style style:name="P85" style:family="paragraph" style:parent-style-name="Text_20_body" style:list-style-name="L8">
      <style:text-properties officeooo:rsid="00522886" officeooo:paragraph-rsid="00522886"/>
    </style:style>
    <style:style style:name="P86" style:family="paragraph" style:parent-style-name="Text_20_body" style:list-style-name="L8">
      <style:text-properties officeooo:rsid="005356b0" officeooo:paragraph-rsid="005356b0"/>
    </style:style>
    <style:style style:name="P87" style:family="paragraph" style:parent-style-name="Text_20_body" style:list-style-name="L8">
      <style:text-properties officeooo:rsid="0054c22b" officeooo:paragraph-rsid="0054c22b"/>
    </style:style>
    <style:style style:name="P88" style:family="paragraph" style:parent-style-name="Text_20_body" style:list-style-name="L8">
      <style:text-properties officeooo:rsid="005660dd" officeooo:paragraph-rsid="005660dd"/>
    </style:style>
    <style:style style:name="P89" style:family="paragraph" style:parent-style-name="Text_20_body" style:list-style-name="L8">
      <style:text-properties officeooo:rsid="0056d0ed" officeooo:paragraph-rsid="0056d0ed"/>
    </style:style>
    <style:style style:name="P90" style:family="paragraph" style:parent-style-name="Text_20_body" style:list-style-name="L8">
      <style:text-properties officeooo:rsid="00589854" officeooo:paragraph-rsid="00589854"/>
    </style:style>
    <style:style style:name="P91" style:family="paragraph" style:parent-style-name="Text_20_body" style:list-style-name="L8">
      <style:text-properties officeooo:rsid="005a9d26" officeooo:paragraph-rsid="005a9d26"/>
    </style:style>
    <style:style style:name="P92" style:family="paragraph" style:parent-style-name="Text_20_body" style:list-style-name="L12">
      <style:text-properties officeooo:rsid="005a9d26" officeooo:paragraph-rsid="005a9d26"/>
    </style:style>
    <style:style style:name="P93" style:family="paragraph" style:parent-style-name="Text_20_body" style:list-style-name="L8">
      <style:paragraph-properties style:writing-mode="lr-tb"/>
      <style:text-properties officeooo:rsid="0050b64c" officeooo:paragraph-rsid="0050b64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99af4" style:font-style-asian="italic" style:font-style-complex="italic"/>
    </style:style>
    <style:style style:name="T3" style:family="text">
      <style:text-properties fo:font-style="italic" officeooo:rsid="003077dc" style:font-style-asian="italic" style:font-style-complex="italic"/>
    </style:style>
    <style:style style:name="T4" style:family="text">
      <style:text-properties fo:font-style="italic" officeooo:rsid="0031c74b" style:font-style-asian="italic" style:font-style-complex="italic"/>
    </style:style>
    <style:style style:name="T5" style:family="text">
      <style:text-properties fo:font-style="italic" officeooo:rsid="00332a1f" style:font-style-asian="italic" style:font-style-complex="italic"/>
    </style:style>
    <style:style style:name="T6" style:family="text">
      <style:text-properties fo:font-style="italic" officeooo:rsid="00380572" style:font-style-asian="italic" style:font-style-complex="italic"/>
    </style:style>
    <style:style style:name="T7" style:family="text">
      <style:text-properties fo:font-style="italic" officeooo:rsid="004aac5e" style:font-style-asian="italic" style:font-style-complex="italic"/>
    </style:style>
    <style:style style:name="T8" style:family="text">
      <style:text-properties fo:font-style="italic" officeooo:rsid="005356b0" style:font-style-asian="italic" style:font-style-complex="italic"/>
    </style:style>
    <style:style style:name="T9" style:family="text">
      <style:text-properties fo:font-style="italic" officeooo:rsid="0054c22b" style:font-style-asian="italic" style:font-style-complex="italic"/>
    </style:style>
    <style:style style:name="T10" style:family="text">
      <style:text-properties fo:font-style="italic" officeooo:rsid="00215f67" style:font-style-asian="italic" style:font-style-complex="italic"/>
    </style:style>
    <style:style style:name="T11" style:family="text">
      <style:text-properties fo:font-style="italic" fo:font-weight="normal" style:font-name-asian="Noto Sans CJK SC" style:font-style-asian="italic" style:font-weight-asian="normal" style:font-name-complex="Noto Sans Devanagari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80cb6" style:font-style-asian="normal" style:font-style-complex="normal"/>
    </style:style>
    <style:style style:name="T14" style:family="text">
      <style:text-properties fo:font-style="normal" officeooo:rsid="003077dc" style:font-style-asian="normal" style:font-style-complex="normal"/>
    </style:style>
    <style:style style:name="T15" style:family="text">
      <style:text-properties fo:font-style="normal" officeooo:rsid="0043219c" style:font-style-asian="normal" style:font-style-complex="normal"/>
    </style:style>
    <style:style style:name="T16" style:family="text">
      <style:text-properties fo:font-style="normal" officeooo:rsid="004aac5e" style:font-style-asian="normal" style:font-style-complex="normal"/>
    </style:style>
    <style:style style:name="T17" style:family="text">
      <style:text-properties fo:font-style="normal" officeooo:rsid="005356b0" style:font-style-asian="normal" style:font-style-complex="normal"/>
    </style:style>
    <style:style style:name="T18" style:family="text">
      <style:text-properties fo:font-style="normal" officeooo:rsid="0054c22b" style:font-style-asian="normal" style:font-style-complex="normal"/>
    </style:style>
    <style:style style:name="T19" style:family="text">
      <style:text-properties fo:font-style="normal" fo:font-weight="normal" style:font-name-asian="Noto Sans CJK SC" style:font-style-asian="normal" style:font-weight-asian="normal" style:font-name-complex="Noto Sans Devanagari" style:font-style-complex="normal" style:font-weight-complex="normal"/>
    </style:style>
    <style:style style:name="T20" style:family="text">
      <style:text-properties style:font-name="Liberation Sans" fo:font-size="16.1000003814697pt" fo:font-weight="bold" officeooo:rsid="002e28a2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T21" style:family="text">
      <style:text-properties officeooo:rsid="00080cb6"/>
    </style:style>
    <style:style style:name="T22" style:family="text">
      <style:text-properties officeooo:rsid="000bad89"/>
    </style:style>
    <style:style style:name="T23" style:family="text">
      <style:text-properties officeooo:rsid="000caca7"/>
    </style:style>
    <style:style style:name="T24" style:family="text">
      <style:text-properties officeooo:rsid="000d017c"/>
    </style:style>
    <style:style style:name="T25" style:family="text">
      <style:text-properties officeooo:rsid="000dfb7c"/>
    </style:style>
    <style:style style:name="T26" style:family="text">
      <style:text-properties officeooo:rsid="000ecbe8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22b20" style:font-weight-asian="normal" style:font-weight-complex="normal"/>
    </style:style>
    <style:style style:name="T29" style:family="text">
      <style:text-properties fo:font-weight="normal" officeooo:rsid="002f6b48" style:font-weight-asian="normal" style:font-weight-complex="normal"/>
    </style:style>
    <style:style style:name="T30" style:family="text">
      <style:text-properties fo:font-weight="normal" officeooo:rsid="004baab9" style:font-weight-asian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0fb58f" style:font-weight-asian="bold" style:font-weight-complex="bold"/>
    </style:style>
    <style:style style:name="T33" style:family="text">
      <style:text-properties officeooo:rsid="001772c0"/>
    </style:style>
    <style:style style:name="T34" style:family="text">
      <style:text-properties officeooo:rsid="0017aeed"/>
    </style:style>
    <style:style style:name="T35" style:family="text">
      <style:text-properties officeooo:rsid="00186942"/>
    </style:style>
    <style:style style:name="T36" style:family="text">
      <style:text-properties officeooo:rsid="00199af4"/>
    </style:style>
    <style:style style:name="T37" style:family="text">
      <style:text-properties officeooo:rsid="001a54eb"/>
    </style:style>
    <style:style style:name="T38" style:family="text">
      <style:text-properties officeooo:rsid="001acfc7"/>
    </style:style>
    <style:style style:name="T39" style:family="text">
      <style:text-properties officeooo:rsid="001b27fb"/>
    </style:style>
    <style:style style:name="T40" style:family="text">
      <style:text-properties fo:font-size="12pt" fo:font-weight="normal" style:font-name-asian="Noto Sans CJK SC" style:font-size-asian="10.5pt" style:font-weight-asian="normal" style:font-name-complex="Noto Sans Devanagari" style:font-size-complex="12pt" style:font-weight-complex="normal"/>
    </style:style>
    <style:style style:name="T41" style:family="text">
      <style:text-properties fo:font-size="12pt" fo:font-weight="normal" officeooo:rsid="00071434" style:font-name-asian="Noto Sans CJK SC" style:font-size-asian="10.5pt" style:font-weight-asian="normal" style:font-name-complex="Noto Sans Devanagari" style:font-size-complex="12pt" style:font-weight-complex="normal"/>
    </style:style>
    <style:style style:name="T42" style:family="text">
      <style:text-properties fo:font-size="12pt" fo:font-style="italic" fo:font-weight="normal" style:font-name-asian="Noto Sans CJK SC" style:font-size-asian="10.5pt" style:font-style-asian="italic" style:font-weight-asian="normal" style:font-name-complex="Noto Sans Devanagari" style:font-size-complex="12pt" style:font-style-complex="italic" style:font-weight-complex="normal"/>
    </style:style>
    <style:style style:name="T43" style:family="text">
      <style:text-properties fo:font-size="12pt" fo:font-style="italic" fo:font-weight="normal" officeooo:rsid="00224e0f" style:font-name-asian="Noto Sans CJK SC" style:font-size-asian="10.5pt" style:font-style-asian="italic" style:font-weight-asian="normal" style:font-name-complex="Noto Sans Devanagari" style:font-size-complex="12pt" style:font-style-complex="italic" style:font-weight-complex="normal"/>
    </style:style>
    <style:style style:name="T44" style:family="text">
      <style:text-properties fo:font-size="12pt" fo:font-style="normal" fo:font-weight="normal" style:font-name-asian="Noto Sans CJK SC" style:font-size-asian="10.5pt" style:font-style-asian="normal" style:font-weight-asian="normal" style:font-name-complex="Noto Sans Devanagari" style:font-size-complex="12pt" style:font-style-complex="normal" style:font-weight-complex="normal"/>
    </style:style>
    <style:style style:name="T45" style:family="text">
      <style:text-properties fo:font-size="12pt" fo:font-style="normal" fo:font-weight="normal" officeooo:rsid="0031e138" style:font-name-asian="Noto Sans CJK SC" style:font-size-asian="10.5pt" style:font-style-asian="normal" style:font-weight-asian="normal" style:font-name-complex="Noto Sans Devanagari" style:font-size-complex="12pt" style:font-style-complex="normal" style:font-weight-complex="normal"/>
    </style:style>
    <style:style style:name="T46" style:family="text">
      <style:text-properties officeooo:rsid="00215f67"/>
    </style:style>
    <style:style style:name="T47" style:family="text">
      <style:text-properties officeooo:rsid="002b4ed9"/>
    </style:style>
    <style:style style:name="T48" style:family="text">
      <style:text-properties officeooo:rsid="002f6b48"/>
    </style:style>
    <style:style style:name="T49" style:family="text">
      <style:text-properties officeooo:rsid="0031c74b"/>
    </style:style>
    <style:style style:name="T50" style:family="text">
      <style:text-properties fo:font-size="10pt" fo:font-style="italic" fo:font-weight="normal" style:font-name-asian="Noto Sans CJK SC" style:font-size-asian="10pt" style:font-style-asian="italic" style:font-weight-asian="normal" style:font-name-complex="Noto Sans Devanagari" style:font-size-complex="10pt" style:font-style-complex="italic" style:font-weight-complex="normal"/>
    </style:style>
    <style:style style:name="T51" style:family="text">
      <style:text-properties fo:font-size="10pt" fo:font-style="italic" fo:font-weight="normal" officeooo:rsid="00224e0f" style:font-name-asian="Noto Sans CJK SC" style:font-size-asian="10pt" style:font-style-asian="italic" style:font-weight-asian="normal" style:font-name-complex="Noto Sans Devanagari" style:font-size-complex="10pt" style:font-style-complex="italic" style:font-weight-complex="normal"/>
    </style:style>
    <style:style style:name="T52" style:family="text">
      <style:text-properties fo:font-size="10pt" fo:font-style="italic" fo:font-weight="normal" officeooo:rsid="002be3fb" style:font-name-asian="Noto Sans CJK SC" style:font-size-asian="10pt" style:font-style-asian="italic" style:font-weight-asian="normal" style:font-name-complex="Noto Sans Devanagari" style:font-size-complex="10pt" style:font-style-complex="italic" style:font-weight-complex="normal"/>
    </style:style>
    <style:style style:name="T53" style:family="text">
      <style:text-properties fo:font-size="10pt" fo:font-style="italic" fo:font-weight="normal" officeooo:rsid="00380572" style:font-name-asian="Noto Sans CJK SC" style:font-size-asian="10pt" style:font-style-asian="italic" style:font-weight-asian="normal" style:font-name-complex="Noto Sans Devanagari" style:font-size-complex="10pt" style:font-style-complex="italic" style:font-weight-complex="normal"/>
    </style:style>
    <style:style style:name="T54" style:family="text">
      <style:text-properties style:font-name="Liberation Serif" fo:font-size="12pt" fo:font-style="normal" fo:font-weight="normal" style:font-name-asian="Noto Sans CJK SC" style:font-size-asian="10.5pt" style:font-style-asian="normal" style:font-weight-asian="normal" style:font-name-complex="Noto Sans Devanagari" style:font-size-complex="12pt" style:font-style-complex="normal" style:font-weight-complex="normal"/>
    </style:style>
    <style:style style:name="T55" style:family="text">
      <style:text-properties style:font-name="Liberation Serif" fo:font-size="12pt" fo:font-style="normal" fo:font-weight="normal" officeooo:rsid="00224e0f" style:font-name-asian="Noto Sans CJK SC" style:font-size-asian="10.5pt" style:font-style-asian="normal" style:font-weight-asian="normal" style:font-name-complex="Noto Sans Devanagari" style:font-size-complex="12pt" style:font-style-complex="normal" style:font-weight-complex="normal"/>
    </style:style>
    <style:style style:name="T56" style:family="text">
      <style:text-properties style:font-name="Liberation Serif" fo:font-size="12pt" fo:font-style="normal" fo:font-weight="normal" officeooo:rsid="0031e138" style:font-name-asian="Noto Sans CJK SC" style:font-size-asian="10.5pt" style:font-style-asian="normal" style:font-weight-asian="normal" style:font-name-complex="Noto Sans Devanagari" style:font-size-complex="12pt" style:font-style-complex="normal" style:font-weight-complex="normal"/>
    </style:style>
    <style:style style:name="T57" style:family="text">
      <style:text-properties style:font-name="Liberation Serif" fo:font-size="12pt" fo:font-style="normal" fo:font-weight="bold" style:font-name-asian="Noto Sans CJK SC" style:font-size-asian="10.5pt" style:font-style-asian="normal" style:font-weight-asian="bold" style:font-name-complex="Noto Sans Devanagari" style:font-size-complex="12pt" style:font-style-complex="normal" style:font-weight-complex="bold"/>
    </style:style>
    <style:style style:name="T58" style:family="text">
      <style:text-properties style:font-name="Liberation Serif" fo:font-size="12pt" fo:font-style="normal" fo:font-weight="bold" officeooo:rsid="00224e0f" style:font-name-asian="Noto Sans CJK SC" style:font-size-asian="10.5pt" style:font-style-asian="normal" style:font-weight-asian="bold" style:font-name-complex="Noto Sans Devanagari" style:font-size-complex="12pt" style:font-style-complex="normal" style:font-weight-complex="bold"/>
    </style:style>
    <style:style style:name="T59" style:family="text">
      <style:text-properties officeooo:rsid="00332a1f"/>
    </style:style>
    <style:style style:name="T60" style:family="text">
      <style:text-properties officeooo:rsid="00380572"/>
    </style:style>
    <style:style style:name="T61" style:family="text">
      <style:text-properties officeooo:rsid="003efc2f"/>
    </style:style>
    <style:style style:name="T62" style:family="text">
      <style:text-properties officeooo:rsid="00444201"/>
    </style:style>
    <style:style style:name="T63" style:family="text">
      <style:text-properties officeooo:rsid="0048733e"/>
    </style:style>
    <style:style style:name="T64" style:family="text">
      <style:text-properties officeooo:rsid="004baab9"/>
    </style:style>
    <style:style style:name="T65" style:family="text">
      <style:text-properties officeooo:rsid="004d954b"/>
    </style:style>
    <style:style style:name="T66" style:family="text">
      <style:text-properties style:text-line-through-style="none" style:text-line-through-type="none"/>
    </style:style>
    <style:style style:name="T67" style:family="text">
      <style:text-properties style:text-line-through-style="none" style:text-line-through-type="none" fo:font-style="italic" officeooo:rsid="0056d0ed" style:font-style-asian="italic" style:font-style-complex="italic"/>
    </style:style>
    <style:style style:name="T68" style:family="text">
      <style:text-properties style:text-line-through-style="none" style:text-line-through-type="none" fo:font-style="italic" officeooo:rsid="0054c22b" style:font-style-asian="italic" style:font-style-complex="italic"/>
    </style:style>
    <style:style style:name="T69" style:family="text">
      <style:text-properties officeooo:rsid="005356b0"/>
    </style:style>
    <style:style style:name="T70" style:family="text">
      <style:text-properties officeooo:rsid="005660dd"/>
    </style:style>
    <style:style style:name="T71" style:family="text">
      <style:text-properties officeooo:rsid="00589854"/>
    </style:style>
    <style:style style:name="T72" style:family="text">
      <style:text-properties officeooo:rsid="0059c94c"/>
    </style:style>
    <style:style style:name="T73" style:family="text">
      <style:text-properties officeooo:rsid="005a9d2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ignal sous Tails <text:span text:style-name="T21">sans smartphone</text:span></text:p>
      <text:p text:style-name="P2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7"><text:a xlink:type="simple" xlink:href="#__RefHeading___Toc143_1411036037" text:style-name="Index_20_Link" text:visited-style-name="Index_20_Link">Objectifs<text:tab/>3</text:a></text:p>
          <text:p text:style-name="P27"><text:a xlink:type="simple" xlink:href="#__RefHeading___Toc109_1411036037" text:style-name="Index_20_Link" text:visited-style-name="Index_20_Link">Avertissement<text:tab/>3</text:a></text:p>
          <text:p text:style-name="P27"><text:a xlink:type="simple" xlink:href="#__RefHeading___Toc562_1408300532" text:style-name="Index_20_Link" text:visited-style-name="Index_20_Link">Ressources<text:tab/>3</text:a></text:p>
          <text:p text:style-name="P27"><text:a xlink:type="simple" xlink:href="#__RefHeading___Toc581_1408300532" text:style-name="Index_20_Link" text:visited-style-name="Index_20_Link">Ce qui est nécessaire<text:tab/>4</text:a></text:p>
          <text:p text:style-name="P27"><text:a xlink:type="simple" xlink:href="#__RefHeading___Toc113_1411036037" text:style-name="Index_20_Link" text:visited-style-name="Index_20_Link">Configuration de la persistance<text:tab/>4</text:a></text:p>
          <text:p text:style-name="P27"><text:a xlink:type="simple" xlink:href="#__RefHeading___Toc115_1411036037" text:style-name="Index_20_Link" text:visited-style-name="Index_20_Link">Installation de Signal<text:tab/>4</text:a></text:p>
          <text:p text:style-name="P28"><text:a xlink:type="simple" xlink:href="#__RefHeading___Toc117_1411036037" text:style-name="Index_20_Link" text:visited-style-name="Index_20_Link">Description de l’installation<text:tab/>4</text:a></text:p>
          <text:p text:style-name="P28"><text:a xlink:type="simple" xlink:href="#__RefHeading___Toc119_1411036037" text:style-name="Index_20_Link" text:visited-style-name="Index_20_Link">Installation manuelle de Signal<text:tab/>4</text:a></text:p>
          <text:p text:style-name="P28"><text:a xlink:type="simple" xlink:href="#__RefHeading___Toc835_3430326768" text:style-name="Index_20_Link" text:visited-style-name="Index_20_Link">Installation avec le script fournis<text:tab/>6</text:a></text:p>
          <text:p text:style-name="P27"><text:a xlink:type="simple" xlink:href="#__RefHeading___Toc121_1411036037" text:style-name="Index_20_Link" text:visited-style-name="Index_20_Link">Configurer un nouveau compte Signal<text:tab/>7</text:a></text:p>
          <text:p text:style-name="P28"><text:a xlink:type="simple" xlink:href="#__RefHeading___Toc123_1411036037" text:style-name="Index_20_Link" text:visited-style-name="Index_20_Link">1. Résoudre un Captcha<text:tab/>7</text:a></text:p>
          <text:p text:style-name="P28"><text:a xlink:type="simple" xlink:href="#__RefHeading___Toc125_1411036037" text:style-name="Index_20_Link" text:visited-style-name="Index_20_Link">2. Enregistrer le compte<text:tab/>7</text:a></text:p>
          <text:p text:style-name="P28"><text:a xlink:type="simple" xlink:href="#__RefHeading___Toc127_1411036037" text:style-name="Index_20_Link" text:visited-style-name="Index_20_Link">3. Une fois le code reçu sur son boîtier téléphonique<text:tab/>7</text:a></text:p>
          <text:p text:style-name="P28"><text:a xlink:type="simple" xlink:href="#__RefHeading___Toc129_1411036037" text:style-name="Index_20_Link" text:visited-style-name="Index_20_Link">4. Ajouter un code pin au compte Signal<text:tab/>8</text:a></text:p>
          <text:p text:style-name="P28"><text:a xlink:type="simple" xlink:href="#__RefHeading___Toc131_1411036037" text:style-name="Index_20_Link" text:visited-style-name="Index_20_Link">5. Optionnel<text:tab/>8</text:a></text:p>
          <text:p text:style-name="P28"><text:a xlink:type="simple" xlink:href="#__RefHeading___Toc559_1408300532" text:style-name="Index_20_Link" text:visited-style-name="Index_20_Link">6. À faire absolument<text:tab/>8</text:a></text:p>
          <text:p text:style-name="P27"><text:a xlink:type="simple" xlink:href="#__RefHeading___Toc133_1411036037" text:style-name="Index_20_Link" text:visited-style-name="Index_20_Link">Relier Signal Desktop à un compte existant<text:tab/>8</text:a></text:p>
          <text:p text:style-name="P28"><text:a xlink:type="simple" xlink:href="#__RefHeading___Toc135_1411036037" text:style-name="Index_20_Link" text:visited-style-name="Index_20_Link">Le compte principal est lié à un smartphone<text:tab/>8</text:a></text:p>
          <text:p text:style-name="P28"><text:a xlink:type="simple" xlink:href="#__RefHeading___Toc137_1411036037" text:style-name="Index_20_Link" text:visited-style-name="Index_20_Link">Le compte principal est lié à Tails avec signal-cli<text:tab/>8</text:a></text:p>
          <text:p text:style-name="P27"><text:a xlink:type="simple" xlink:href="#__RefHeading___Toc139_1411036037" text:style-name="Index_20_Link" text:visited-style-name="Index_20_Link">Utilisation<text:tab/>10</text:a></text:p>
          <text:p text:style-name="P27"><text:a xlink:type="simple" xlink:href="#__RefHeading___Toc141_1411036037" text:style-name="Index_20_Link" text:visited-style-name="Index_20_Link">Mise à jour<text:tab/>10</text:a></text:p>
        </text:index-body>
      </text:table-of-content>
      <text:p text:style-name="Text_20_body"/>
      <text:h text:style-name="P34" text:outline-level="1"><text:bookmark-start text:name="__RefHeading___Toc143_1411036037"/>Objectifs<text:bookmark-end text:name="__RefHeading___Toc143_1411036037"/></text:h>
      <text:p text:style-name="P4"><text:span text:style-name="T25">Le but de ce tuto est de posséder un compte Signal qui n’est pas lié à un Smartphone. </text:span><text:span text:style-name="T26">Il sera ainsi possible d’utiliser Signal </text:span><text:span text:style-name="T63">uniquement</text:span><text:span text:style-name="T26"> depuis Tails</text:span><text:span text:style-name="T25">.</text:span></text:p>
      <text:p text:style-name="P4"><text:span text:style-name="T25">Pour ce faire, nous allons utiliser trois logiciels différents :</text:span> </text:p>
      <text:list xml:id="list2368764867" text:style-name="L1">
        <text:list-item>
          <text:p text:style-name="P55"><text:span text:style-name="T1">signal-cli </text:span>(comme «<text:span text:style-name="T21">C</text:span>ommand <text:span text:style-name="T21">L</text:span>ine <text:span text:style-name="T21">I</text:span>nterface» ), qui permet, comme son nom l'indique, d'utiliser signal en ligne de commande</text:p>
        </text:list-item>
        <text:list-item>
          <text:p text:style-name="P55"><text:span text:style-name="T1">«</text:span><text:span text:style-name="T7">Signal Desktop</text:span><text:span text:style-name="T1">»</text:span>, une interface graphique pour <text:span text:style-name="T23">S</text:span>ignal sur <text:span text:style-name="T62">ordinateur</text:span>. <text:span text:style-name="T22">Cette interface est très similaire à celle pour </text:span>smartphone<text:span text:style-name="T22">s</text:span> à <text:span text:style-name="T21">quelques</text:span> exceptions près : il n'est pas possible de créer un nouveau compte, ni de démarrer un nouvelle conversation en utilisant <text:span text:style-name="T1">tor</text:span><text:span text:style-name="T12"> </text:span><text:span text:style-name="T13">et il </text:span><text:span text:style-name="T16">peut être</text:span><text:span text:style-name="T13"> compliqué</text:span><text:span text:style-name="T12"> </text:span>de récupérer les fichiers joints sous <text:span text:style-name="T21">T</text:span>ails (d'où l'usage de signal-cli)</text:p>
        </text:list-item>
        <text:list-item>
          <text:p text:style-name="P56">«Nouvelle Conversation Signal»<text:span text:style-name="T12">, un logiciel très basique qui permet de démarrer une nouvelle conversation</text:span></text:p>
        </text:list-item>
      </text:list>
      <text:h text:style-name="P29" text:outline-level="1"><text:bookmark-start text:name="__RefHeading___Toc109_1411036037"/>Avertissement<text:bookmark-end text:name="__RefHeading___Toc109_1411036037"/></text:h>
      <text:list xml:id="list3001627064" text:style-name="L2">
        <text:list-item>
          <text:p text:style-name="P57">Signal demande que les comptes soient régulièrement consultés. Il y a une suspicion de risque de fermeture d'un compte en cas de non utilisation prolongée. Dans le cas d'un compte créé avec une carte <text:span text:style-name="T64">SIM «</text:span>jetable», le compte sera dans ce cas définitivement perdu. Il est donc conseillé <text:span text:style-name="T24">de consulter ses messages régulièrement</text:span> (de l'ordre de tous les 15 jours a minima).</text:p>
        </text:list-item>
        <text:list-item>
          <text:p text:style-name="P57">Les appels audio et vidéo ne fonctionnent pas avec cette méthode (et <text:span text:style-name="T64">à</text:span> priori pas avec <text:span text:style-name="T47">T</text:span>or)</text:p>
        </text:list-item>
        <text:list-item>
          <text:p text:style-name="P58">La sécurité de Tails sera abaissée étant donné que le code de <text:span text:style-name="T1">signal-cli </text:span><text:span text:style-name="T12">et </text:span><text:span text:style-name="T1">Signal Desktop</text:span><text:span text:style-name="T12"> n’est pas vérifié avec la même rigueur que le reste du code de Tails et Debian. Néanmoins, c’est du code open-source, lu et vérifié par de nombreuses personnes compétentes </text:span><text:span text:style-name="T15">à travers le monde</text:span><text:span text:style-name="T12">.</text:span></text:p>
        </text:list-item>
        <text:list-item>
          <text:p text:style-name="P83"><text:span text:style-name="T12">Il n’y a pas de mises à jour des logiciels. C’est à vous de vérifier quand des nouvelles versions sont disponibles et de les installer. Utiliser des logiciels non mis à jour implique le risque que des attaquants exploitent des failles de sécurités connues et corrigées dans les versions ultérieurs.</text:span></text:p>
        </text:list-item>
      </text:list>
      <text:p text:style-name="Text_20_body"/>
      <text:p text:style-name="Text_20_body">Merci aux blogs bisco.org et ctrl.alt.coop pour les tutos, <text:span text:style-name="T47">à ??? dont ce tuto est très fortement inspiré</text:span>, et à AsamK pour signal-cli</text:p>
      <text:h text:style-name="P30" text:outline-level="1"><text:bookmark-start text:name="__RefHeading___Toc562_1408300532"/>Ressources<text:bookmark-end text:name="__RefHeading___Toc562_1408300532"/></text:h>
      <text:p text:style-name="P20">À compléter.</text:p>
      <text:list xml:id="list2896692257" text:style-name="L3">
        <text:list-item>
          <text:p text:style-name="P59">le wiki de <text:span text:style-name="T1">signal-cli </text:span><text:span text:style-name="T12">: <text:s/></text:span><text:a xlink:type="simple" xlink:href="https://github.com/AsamK/signal-cli/wiki" text:style-name="Internet_20_link" text:visited-style-name="Visited_20_Internet_20_Link"><text:span text:style-name="T12">https://github.com/AsamK/signal-cli/wiki</text:span></text:a></text:p>
        </text:list-item>
      </text:list>
      <text:p text:style-name="P3"/>
      <text:h text:style-name="P33" text:outline-level="1"><text:bookmark-start text:name="__RefHeading___Toc581_1408300532"/>Ce qui est nécessaire<text:bookmark-end text:name="__RefHeading___Toc581_1408300532"/></text:h>
      <text:p text:style-name="P5"/>
      <text:list xml:id="list3962039652" text:style-name="L4">
        <text:list-item>
          <text:p text:style-name="P61">Une connaissance minimale de l'usage du terminal (ce tutoriel essaie d'expliciter chaque manipulation mais ça reste délicat sans aucune expérience)</text:p>
        </text:list-item>
        <text:list-item>
          <text:p text:style-name="P60"><text:span text:style-name="T27">Un numéro de téléphone jetable (nommé +336XXXXXXXX dans ce tuto, en cas de numéro en 07, le numéro à renseigner sera sous la forme +337XXXXXXXX), sur lequel recevoir un </text:span><text:span text:style-name="T29">SMS</text:span><text:span text:style-name="T27"> ou un appel. Il est bon de rappeler que </text:span><text:span text:style-name="T31">les opérateurs gardent en mémoire l'identifiant du téléphone (</text:span><text:span text:style-name="T32">IMEI</text:span><text:span text:style-name="T31">) en communication et l'associent à la carte </text:span><text:span text:style-name="T32">SIM</text:span><text:span text:style-name="T31"> utilisée.</text:span><text:span text:style-name="T27"> Pour être tout à fait anonyme (ou disons plus anonyme), il faut donc :</text:span></text:p>
        </text:list-item>
      </text:list>
      <text:list xml:id="list2642017484" text:style-name="L5">
        <text:list-item>
          <text:list>
            <text:list-item>
              <text:p text:style-name="P63"><text:span text:style-name="T28">U</text:span><text:span text:style-name="T27">tiliser un boîtier téléphonique jetable. </text:span><text:span text:style-name="T28">Par exemple, un téléphone à touche que l’on trouve en grande surface pour 10-20€).</text:span></text:p>
            </text:list-item>
            <text:list-item>
              <text:p text:style-name="P63"><text:span text:style-name="T28">R</text:span><text:span text:style-name="T27">éaliser l'opération ailleurs que chez soi. Attention : </text:span><text:span text:style-name="T30">l’</text:span><text:span text:style-name="T27">activation d'une nouvelle carte </text:span><text:span text:style-name="T30">SIM</text:span><text:span text:style-name="T27"> peut </text:span><text:span text:style-name="T30">prendre</text:span><text:span text:style-name="T27"> plusieurs minutes.</text:span></text:p>
            </text:list-item>
            <text:list-item>
              <text:p text:style-name="P62">Bien évidemment une carte SIM ; LycaMobile ou SymaMobile se trouvent dans de nombreux tabacs et elles sont utilisables pendant deux semaines avant de devoir s’enregistrer. <text:span text:style-name="T64">Pour qu’elles soient activées, il est nécessaire d’ajouter du crédit.</text:span></text:p>
            </text:list-item>
          </text:list>
        </text:list-item>
      </text:list>
      <text:h text:style-name="Heading_20_1" text:outline-level="1"><text:bookmark-start text:name="__RefHeading___Toc113_1411036037"/>Configuration de la persi<text:span text:style-name="T33">s</text:span>tance<text:bookmark-end text:name="__RefHeading___Toc113_1411036037"/></text:h>
      <text:list xml:id="list546482103" text:style-name="L6">
        <text:list-item>
          <text:p text:style-name="P64">Ouvrir Tails en déverrouillant la persist<text:span text:style-name="T34">a</text:span>nce</text:p>
        </text:list-item>
        <text:list-item>
          <text:p text:style-name="P65">lancer l’application « Configurer le volume persistent»</text:p>
        </text:list-item>
        <text:list-item>
          <text:p text:style-name="P64"><text:span text:style-name="T35">Cocher</text:span> <text:span text:style-name="T64">les options</text:span> : "dotfiles" et "logiciels supplémentaires"</text:p>
        </text:list-item>
      </text:list>
      <text:h text:style-name="P31" text:outline-level="1"><text:bookmark-start text:name="__RefHeading___Toc115_1411036037"/>Installation <text:span text:style-name="T33">de Signal</text:span><text:bookmark-end text:name="__RefHeading___Toc115_1411036037"/></text:h>
      <text:h text:style-name="P36" text:outline-level="2"><text:bookmark-start text:name="__RefHeading___Toc117_1411036037"/>Description de l’installation<text:bookmark-end text:name="__RefHeading___Toc117_1411036037"/></text:h>
      <text:p text:style-name="P22">Pour l’instant, l’installation peut se faire de deux manières :</text:p>
      <text:list xml:id="list4147094843" text:style-name="L7">
        <text:list-item>
          <text:p text:style-name="P66">Manuellement comme décrit ci-dessous</text:p>
        </text:list-item>
        <text:list-item>
          <text:p text:style-name="P66">Avec le script d’installation en cours de développement. Méthode décrite au point suivant.</text:p>
        </text:list-item>
      </text:list>
      <text:p text:style-name="P22">Nous travaillons à un paquet Debian qui automatisera le processus <text:span text:style-name="T65">et devrait à terme gérer les mises à jour </text:span><text:span text:style-name="T70">de manière</text:span><text:span text:style-name="T65"> automatique.</text:span></text:p>
      <text:h text:style-name="P42" text:outline-level="2"><text:bookmark-start text:name="__RefHeading___Toc119_1411036037"/>Installation manuelle de Signal<text:bookmark-end text:name="__RefHeading___Toc119_1411036037"/></text:h>
      <text:list xml:id="list4272052495" text:style-name="L8">
        <text:list-item>
          <text:p text:style-name="P68">Démarrer sous Tails, déverrouiller la persistance, <text:span text:style-name="T48">définir un mot de passe d’administration</text:span></text:p>
        </text:list-item>
        <text:list-item>
          <text:p text:style-name="P86"><text:soft-page-break/>Télécharger le dossier qui contient de la doc et facilite l’installation depuis cette adresse : et le décompresser (clique-droit et choisir <text:span text:style-name="T1">extraire ici..</text:span>). Par la suite nous appellerons ce dossier <text:span text:style-name="T1">signal/</text:span></text:p>
        </text:list-item>
        <text:list-item>
          <text:p text:style-name="P84">Installer Signal Desktop :</text:p>
          <text:list>
            <text:list-item>
              <text:p text:style-name="P93">Ouvrir un terminal et taper les lignes de commandes suivantes (pour chaque encadré, taper la commande sur une seule ligne sans retour à la ligne) :</text:p>
              <text:list>
                <text:list-item>
                  <text:p text:style-name="P93">Télécharger la clé PGP de Signal :</text:p>
                  <text:p text:style-name="P44">wget -O- https://updates.signal.org/desktop/apt/keys.asc | gpg --dearmor &gt; signal-desktop-keyring.gpg</text:p>
                </text:list-item>
                <text:list-item>
                  <text:p text:style-name="P84">Ajouter la clé PGP de Signal au gestionnaire de paquet APT :</text:p>
                  <text:p text:style-name="P44">cat signal-desktop-keyring.gpg | sudo tee -a /usr/share/keyrings/signal-desktop-keyring.gpg &gt; /dev/null</text:p>
                </text:list-item>
                <text:list-item>
                  <text:p text:style-name="P84">Ajouter le dépôt de paquet de Signal à APT :</text:p>
                  <text:p text:style-name="P44">echo 'deb [arch=amd64 signed-by=/usr/share/keyrings/signal-desktop-keyring.gpg] tor+https://updates.signal.org/desktop/apt xenial main' | sudo tee -a /etc/apt/sources.list.d/signal-xenial.list</text:p>
                </text:list-item>
                <text:list-item>
                  <text:p text:style-name="P84">Mettre à jour la liste des paquets :</text:p>
                  <text:p text:style-name="P49">sudo apt update</text:p>
                </text:list-item>
                <text:list-item>
                  <text:p text:style-name="P84">Télécharger le paquet <text:span text:style-name="T1">Signal Desktop :</text:span></text:p>
                  <text:p text:style-name="P50">apt download signal-desktop</text:p>
                </text:list-item>
                <text:list-item>
                  <text:p text:style-name="P85">Créer le dossier dans le quel décompresser <text:span text:style-name="T1">Signal Desktop </text:span><text:span text:style-name="T12">:</text:span></text:p>
                  <text:p text:style-name="P50">mkdir -<text:span text:style-name="T66">pv /live/persistence/TailsData_unlocked/dotfiles/Applications/signal-desktop</text:span></text:p>
                </text:list-item>
                <text:list-item>
                  <text:p text:style-name="P85">Dé<text:span text:style-name="T69">compresser </text:span><text:span text:style-name="T8">Signal Desktop </text:span><text:span text:style-name="T17">:</text:span></text:p>
                  <text:p text:style-name="P44">dpkg-deb -xv $(ls signal-desktop*.deb) "$DOTFILES/Applications/signal-desktop"</text:p>
                </text:list-item>
                <text:list-item>
                  <text:p text:style-name="P86">Aller dans le dossier <text:span text:style-name="T1">signal/</text:span><text:span text:style-name="T12"> précéde</text:span><text:span text:style-name="T18">ment</text:span><text:span text:style-name="T12"> </text:span><text:span text:style-name="T18">téléchargé, puis dans le dossier</text:span><text:span text:style-name="T9"> install</text:span><text:span text:style-name="T18"> et copier le fichier startup.sh. </text:span></text:p>
                </text:list-item>
                <text:list-item>
                  <text:p text:style-name="P87"><text:span text:style-name="T12">Effectuer le raccourci clavier </text:span><text:span text:style-name="T1">ctrl+l</text:span><text:span text:style-name="T12"> et taper le chemin du dossier suivant : </text:span><text:span text:style-name="T1">/live/persistence/TailsData_unlocked/dotfiles/Applications/signal-desktop</text:span><text:span text:style-name="T12"> et entrée. Coller le fichier startup.sh à cet endroit.</text:span></text:p>
                </text:list-item>
                <text:list-item>
                  <text:p text:style-name="P87"><text:span text:style-name="T12">Finalement les deux dernière ligne de commande :</text:span></text:p>
                  <text:p text:style-name="P51"><text:soft-page-break/>mkdir -vp /live/persistence/TailsData_unlocked/dotfiles/.local/share/applications/</text:p>
                </text:list-item>
                <text:list-item>
                  <text:p text:style-name="P88">et la dernière qui permet de copier le lanceur de <text:span text:style-name="T1">Signal Desktop</text:span><text:span text:style-name="T12"> afin de l’avoir à chaque redémarrage</text:span></text:p>
                  <text:p text:style-name="P54">cp /live/persistence/TailsData_unlocked/dotfiles/Applications/signal-desktop/usr/share/applications/signal-desktop.desktop /live/persistence/TailsData_unlocked/dotfiles/.local/share/applications/</text:p>
                </text:list-item>
              </text:list>
            </text:list-item>
          </text:list>
        </text:list-item>
        <text:list-item>
          <text:p text:style-name="P89">Installer <text:span text:style-name="T1">signal-cli </text:span><text:span text:style-name="T12">:</text:span></text:p>
          <text:list>
            <text:list-item>
              <text:p text:style-name="P89"><text:span text:style-name="T12">Ouvrir l’explorateur de fichier, raccourci clavier </text:span><text:span text:style-name="T1">ctrl+l</text:span><text:span text:style-name="T12"> et taper la ligne suivante : </text:span><text:span text:style-name="T9">/live/persistence/TailsData_unlocked/dotfiles/Applications/ </text:span><text:span text:style-name="T12">et Entrée</text:span></text:p>
            </text:list-item>
            <text:list-item>
              <text:p text:style-name="P89"><text:span text:style-name="T12">créer un nouveau dossier qui s’appelle </text:span><text:span text:style-name="T1">signal-cli</text:span><text:span text:style-name="T12"> </text:span></text:p>
            </text:list-item>
            <text:list-item>
              <text:p text:style-name="P89"><text:span text:style-name="T12">ouvrir un terminal et taper les lignes de commandes suivantes :</text:span></text:p>
              <text:list>
                <text:list-item>
                  <text:p text:style-name="P89"><text:span text:style-name="T12">Télécharge </text:span><text:span text:style-name="T1">signal-cli</text:span></text:p>
                  <text:p text:style-name="P44">wget <text:a xlink:type="simple" xlink:href="https://github.com/AsamK/signal-cli/releases/download/v0.10.11/signal-cli-0.10.11-Linux.tar.gz" text:style-name="Internet_20_link" text:visited-style-name="Visited_20_Internet_20_Link">https://github.com/AsamK/signal-cli/releases/download/v0.10.11/signal-cli-0.10.11-Linux.tar.gz</text:a></text:p>
                </text:list-item>
                <text:list-item>
                  <text:p text:style-name="P89">Le décompresser :</text:p>
                  <text:p text:style-name="P45">tar xf signal-cli-0.10.11-Linux.tar.gz -<text:span text:style-name="T66">C </text:span><text:span text:style-name="T68">/live/persistence/TailsData_unlocked/dotfiles/Applications/</text:span><text:span text:style-name="T67">signal-cli</text:span></text:p>
                </text:list-item>
                <text:list-item>
                  <text:p text:style-name="P90"><text:span text:style-name="T12">Modifier la configuration de </text:span><text:span text:style-name="T1">Bash</text:span><text:span text:style-name="T12">:</text:span></text:p>
                  <text:p text:style-name="P52">echo -e "export JAVA_TOOL_OPTIONS=\"-Djava.net.preferIPv4Stack=true\"\nalias signal-cli=\"torsocks ~/Applications/signal-cli-0.10.11/bin/signal-cli\"" &gt;&gt; ~/.bashrc</text:p>
                </text:list-item>
                <text:list-item>
                  <text:p text:style-name="P67"><text:span text:style-name="T71">Et finalement, la dernière commande pour </text:span><text:span text:style-name="T72">enregistrer ce fichier dans la persistance</text:span><text:span text:style-name="T71"> :</text:span></text:p>
                  <text:p text:style-name="P44"><text:span text:style-name="T72">cp ~/.bashrc </text:span>/live/persistence/TailsData_unlocked/dotfiles</text:p>
                </text:list-item>
              </text:list>
            </text:list-item>
          </text:list>
        </text:list-item>
        <text:list-item>
          <text:p text:style-name="P91">Finalement, redémarrer l’ordinateur.</text:p>
          <text:list>
            <text:list-item>
              <text:list>
                <text:list-header>
                  <text:p text:style-name="P67"/>
                </text:list-header>
              </text:list>
            </text:list-item>
          </text:list>
        </text:list-item>
      </text:list>
      <text:h text:style-name="Heading_20_2" text:outline-level="2"><text:bookmark-start text:name="__RefHeading___Toc835_3430326768"/>Installation avec le script fournis<text:bookmark-end text:name="__RefHeading___Toc835_3430326768"/></text:h>
      <text:list xml:id="list3026836680" text:style-name="L12">
        <text:list-item>
          <text:p text:style-name="P69"><text:span text:style-name="T46">Démarrer sous </text:span><text:span text:style-name="T10">Tails</text:span><text:span text:style-name="T46">, déverrouiller la persistance, </text:span><text:span text:style-name="T48">définir un mot de passe d’administration</text:span></text:p>
        </text:list-item>
        <text:list-item>
          <text:p text:style-name="P70">Télécharger le dossier qui contient de la doc et facilite l’installation depuis cette adresse : et le décompresser (clique-droit et choisir <text:span text:style-name="T1">extraire ici..</text:span>). Par la suite nous appellerons ce dossier <text:span text:style-name="T1">signal/</text:span></text:p>
        </text:list-item>
        <text:list-item>
          <text:p text:style-name="P71"><text:soft-page-break/>Naviguer dans le dossier <text:span text:style-name="T1">signal/ </text:span>puis <text:span text:style-name="T1">install/</text:span> Depuis là, clique-droit et choisir <text:span text:style-name="T1"><text:s/>Ouvrir dans un terminal…</text:span></text:p>
        </text:list-item>
        <text:list-item>
          <text:p text:style-name="P71">Dans le terminal, taper la ligne suivante :</text:p>
          <text:p text:style-name="P53">./<text:span text:style-name="T73">install.sh</text:span></text:p>
        </text:list-item>
        <text:list-item>
          <text:p text:style-name="P92">Renter le mot de passe administrateur quand demandé, si tout c’est bien passé <text:span text:style-name="T1">Signal Desktop </text:span><text:span text:style-name="T12">et </text:span><text:span text:style-name="T1">signal-cli </text:span><text:span text:style-name="T12">sont installés. Il ne reste plus qu’à redémarrer l’ordinateur.</text:span></text:p>
        </text:list-item>
      </text:list>
      <text:h text:style-name="Heading_20_1" text:outline-level="1"><text:bookmark-start text:name="__RefHeading___Toc121_1411036037"/>Configurer un nouveau compte <text:span text:style-name="T36">Signal</text:span><text:bookmark-end text:name="__RefHeading___Toc121_1411036037"/></text:h>
      <text:h text:style-name="P37" text:outline-level="2"><text:bookmark-start text:name="__RefHeading___Toc123_1411036037"/>1. Résoudre un Captcha<text:bookmark-end text:name="__RefHeading___Toc123_1411036037"/></text:h>
      <text:p text:style-name="P6"><text:span text:style-name="T36">Sous Tails, toutes les connexion Internet utilisent Tor. En conséquence,</text:span> le serveur de <text:span text:style-name="T36">S</text:span>ignal demande de valider l'enregistrement avec un <text:a xlink:type="simple" xlink:href="https://github.com/AsamK/signal-cli/wiki/Registration-with-captcha" text:style-name="Internet_20_link" text:visited-style-name="Visited_20_Internet_20_Link">captcha</text:a><text:page-number text:select-page="current">7</text:page-number>.</text:p>
      <text:list xml:id="list2919249904" text:style-name="L9">
        <text:list-item>
          <text:p text:style-name="P72">ouvrir avec <text:span text:style-name="T36">le </text:span><text:span text:style-name="T2">Navigateur Tor: </text:span><text:a xlink:type="simple" xlink:href="https://signalcaptchas.org/challenge/generate.html" text:style-name="Internet_20_link" text:visited-style-name="Visited_20_Internet_20_Link">https://signalcaptchas.org/challenge/generate.html </text:a><text:s/>ou <text:a xlink:type="simple" xlink:href="https://signalcaptchas.org/registration/generate.html" text:style-name="Internet_20_link" text:visited-style-name="Visited_20_Internet_20_Link">https://signalcaptchas.org/registration/generate.html</text:a> (au choix)</text:p>
        </text:list-item>
        <text:list-item>
          <text:p text:style-name="P72"><text:span text:style-name="T36">Dans le navigateur, </text:span>ouvrir une console (clic droit sur la page, "inspecter", puis "console" dans le bandeau des outils développeur.</text:p>
        </text:list-item>
        <text:list-item>
          <text:p text:style-name="P72"><text:span text:style-name="T36">R</text:span>ésoudre le captcha, <text:span text:style-name="T36">C’est long !!!</text:span></text:p>
        </text:list-item>
        <text:list-item>
          <text:p text:style-name="P72"><text:span text:style-name="T36">D</text:span>ans la console, copier la longue suite de caractère qui s'affiche après s<text:span text:style-name="T1">ignalcaptcha://</text:span></text:p>
        </text:list-item>
      </text:list>
      <text:p text:style-name="P6"><text:s text:c="8"/></text:p>
      <text:h text:style-name="P38" text:outline-level="2"><text:bookmark-start text:name="__RefHeading___Toc125_1411036037"/><text:span text:style-name="T36">2. E</text:span>nregistrer le compte<text:bookmark-end text:name="__RefHeading___Toc125_1411036037"/></text:h>
      <text:p text:style-name="P18">Comme exemple, nous allons utiliser le numéro de téléphone 06xxxxxxxx</text:p>
      <text:p text:style-name="P21">Dans un terminal :</text:p>
      <text:p text:style-name="Preformatted_20_Text"><text:span text:style-name="T1">signal-</text:span><text:span text:style-name="T6">cli</text:span><text:span text:style-name="T1"> -a +336xxxxxxxx register --captcha CAPTCHA</text:span></text:p>
      <text:p text:style-name="Text_20_body">CAPTCHA est la suite de caractères récupéré à l'étape précédente. <text:span text:style-name="T36">Pour coller dans le terminal, placer le curseur à la position désirée, clique-droit -› coller</text:span></text:p>
      <text:p text:style-name="P6">Cette opération envoi un code par <text:span text:style-name="T36">SMS</text:span> au numéro indiqué. pour recevoir un code par message vocal (sur une ligne fixe par exemple), ajouter --voice à la ligne de commande précédente.</text:p>
      <text:h text:style-name="Heading_20_2" text:outline-level="2"><text:bookmark-start text:name="__RefHeading___Toc127_1411036037"/><text:span text:style-name="T38">3. </text:span>Une fois le code reçu <text:span text:style-name="T37">sur son </text:span><text:span text:style-name="T20">boîtier téléphonique</text:span><text:bookmark-end text:name="__RefHeading___Toc127_1411036037"/></text:h>
      <text:p text:style-name="P7">Taper dans un terminal :</text:p>
      <text:p text:style-name="Preformatted_20_Text">s<text:span text:style-name="T1">ignal-</text:span><text:span text:style-name="T4">cli</text:span><text:span text:style-name="T1"> -a +336xxxxxxxx verify CODE</text:span></text:p>
      <text:p text:style-name="Text_20_body">où <text:s/>CODE est le code r<text:span text:style-name="T37">eçu sur son téléphone jetable</text:span></text:p>
      <text:p text:style-name="Text_20_body"><text:s text:c="8"/></text:p>
      <text:h text:style-name="Heading_20_2" text:outline-level="2"><text:bookmark-start text:name="__RefHeading___Toc129_1411036037"/><text:soft-page-break/><text:span text:style-name="T38">4. A</text:span>jouter un code pin au compte <text:span text:style-name="T39">S</text:span>ignal<text:bookmark-end text:name="__RefHeading___Toc129_1411036037"/></text:h>
      <text:p text:style-name="P8"><text:span text:style-name="T37">Ceci </text:span>évitera qu'une fois le numéro jetable réattribué après quelques mois, quelqu'un écrase votre compte <text:span text:style-name="T39">S</text:span>ignal !</text:p>
      <text:p text:style-name="P9">Dans un terminal :</text:p>
      <text:p text:style-name="Preformatted_20_Text">signal-<text:span text:style-name="T49">cli </text:span>-a +336xxxxxxxx setPin VOTRECODEPINAUCHOIX</text:p>
      <text:p text:style-name="P2">Noter votre code PIN dans la persi<text:span text:style-name="T49">s</text:span>tance</text:p>
      <text:h text:style-name="P39" text:outline-level="2"><text:bookmark-start text:name="__RefHeading___Toc131_1411036037"/>5. Optionnel<text:bookmark-end text:name="__RefHeading___Toc131_1411036037"/></text:h>
      <text:p text:style-name="P10">se donner un nom de profil sur <text:span text:style-name="T61">S</text:span>ignal (pour les autres modifs du profil, <text:span text:style-name="T38">CF:</text:span> <text:a xlink:type="simple" xlink:href="https://github.com/AsamK/signal-cli/blob/master/man/signal-cli.1.adoc#updateprofile" text:style-name="Internet_20_link" text:visited-style-name="Visited_20_Internet_20_Link">https://github.com/AsamK/signal-cli/blob/master/man/signal-cli.1.adoc#updateprofile</text:a>)</text:p>
      <text:p text:style-name="P9">Dans un terminal :</text:p>
      <text:p text:style-name="Preformatted_20_Text">signal-<text:span text:style-name="T60">cli</text:span> -a +336xxxxxxxx updateProfile --name VOTRENOM</text:p>
      <text:h text:style-name="P40" text:outline-level="2"><text:bookmark-start text:name="__RefHeading___Toc559_1408300532"/>6. À faire absolument<text:bookmark-end text:name="__RefHeading___Toc559_1408300532"/></text:h>
      <text:p text:style-name="P19">Il faut sauvegarder la configuration de signal-cli et ainsi du compte Signal nouvellement créé dans la persistance.</text:p>
      <text:p text:style-name="P19">Ouvrir un terminal et taper sur une seule ligne :</text:p>
      <text:p text:style-name="P26">cp -rv ~/.local/share/signal-cli/* <text:span text:style-name="T14">cp </text:span><text:span text:style-name="T3">/live/persistence/TailsData_unlocked/dotfiles/.local/share/</text:span><text:span text:style-name="T1">signal-cli</text:span></text:p>
      <text:p text:style-name="P1"/>
      <text:h text:style-name="P31" text:outline-level="1"><text:bookmark-start text:name="__RefHeading___Toc133_1411036037"/>Relier Signal Desktop à un compte existant <text:bookmark-end text:name="__RefHeading___Toc133_1411036037"/></text:h>
      <text:p text:style-name="P11">Nous allons voir comment dire à signal de lier Signal Desktop à un compte existant. En effet, Signal Desktop ne peut pas fonctionner en tant que tel. Un compte doit déjà avoir été créé. C’était l’étape d’avant. Attention, suspens...</text:p>
      <text:h text:style-name="P41" text:outline-level="2"><text:bookmark-start text:name="__RefHeading___Toc135_1411036037"/>Le compte principal est lié à un smartphone<text:bookmark-end text:name="__RefHeading___Toc135_1411036037"/></text:h>
      <text:p text:style-name="P13"><text:span text:style-name="T41">C</text:span><text:span text:style-name="T40">ette méthode ne garanti pas la même confidentialité que avec celle qui utilise un signal-cli et un téléphone jetable. Nous la mettons quand même.</text:span></text:p>
      <text:list xml:id="list3219718156" text:style-name="L10">
        <text:list-item>
          <text:p text:style-name="P73"><text:span text:style-name="T41">O</text:span><text:span text:style-name="T40">uvrir Signal Desktop : Applications –›Autres→Signal</text:span></text:p>
        </text:list-item>
        <text:list-item>
          <text:p text:style-name="P75">Suivre les instruction au bas du QRCode</text:p>
        </text:list-item>
      </text:list>
      <text:h text:style-name="P43" text:outline-level="2"><text:bookmark-start text:name="__RefHeading___Toc137_1411036037"/>Le compte principal est lié à Tails avec signal-cli<text:bookmark-end text:name="__RefHeading___Toc137_1411036037"/></text:h>
      <text:p text:style-name="P12">C’est la méthode dans la continuité de ce tuto. <text:span text:style-name="T46">Pour cette étape, il est nécessaire de configure un mot de passe administrateur au démarrage de Tails.</text:span></text:p>
      <text:list xml:id="list2359454959" text:style-name="L11">
        <text:list-item>
          <text:p text:style-name="P79"><text:soft-page-break/><text:span text:style-name="T41">D</text:span><text:span text:style-name="T40">ans un terminal, taper :</text:span></text:p>
          <text:p text:style-name="P46">sudo apt update &amp;&amp; sudo apt install zbar-tools</text:p>
        </text:list-item>
        <text:list-item>
          <text:p text:style-name="P74"><text:span text:style-name="T41">O</text:span><text:span text:style-name="T40">uvrir Signal Desktop : Applications –›Autres→Signal</text:span></text:p>
        </text:list-item>
        <text:list-item>
          <text:p text:style-name="P76">Effectuer une capture d’écran en séléctionant uniquement la zone du QRCode : Applications –› Utilitaires –› Capture d’écran Puis «Sélection».</text:p>
        </text:list-item>
        <text:list-item>
          <text:p text:style-name="P77">Enregistrer la capture dans le dossier Images et la renommer «qrcode.png»</text:p>
        </text:list-item>
        <text:list-item>
          <text:p text:style-name="P80"><text:span text:style-name="T40">Ouvrir «Fichiers» aller dans le dossier </text:span><text:span text:style-name="T42">Images</text:span><text:span text:style-name="T44">, clique-droit -› ouvrir dans un terminal</text:span></text:p>
        </text:list-item>
        <text:list-item>
          <text:p text:style-name="P78">Dans le terminal, taper :</text:p>
          <text:p text:style-name="P48"><text:span text:style-name="T19">z</text:span><text:span text:style-name="T11">bar-tools qrcode.png</text:span></text:p>
        </text:list-item>
        <text:list-item>
          <text:p text:style-name="P80"><text:span text:style-name="T44">Copier la ligne qui commence par «</text:span><text:span text:style-name="T42">sgnl:·..».</text:span><text:span text:style-name="T44"> Pour copier : sélectionner le texte, puis clique</text:span><text:span text:style-name="T45">-</text:span><text:span text:style-name="T44">droit -› copier.</text:span></text:p>
        </text:list-item>
        <text:list-item>
          <text:p text:style-name="P78">Taper dans le terminal la ligne suivante :</text:p>
          <text:p text:style-name="P46"><text:span text:style-name="T50">signal-</text:span><text:span text:style-name="T53">cli</text:span><text:span text:style-name="T50"> -a +336XXXXXXXX addDevice --uri "</text:span><text:span text:style-name="T51">COLLER </text:span><text:span text:style-name="T52">ENTRE LES GUILLEMETS DOUBLE</text:span><text:span text:style-name="T51"> LA LIGNE COPIÉE PRECEDEMANT</text:span><text:span text:style-name="T50">"</text:span><text:span text:style-name="T43"> </text:span></text:p>
          <text:p text:style-name="P81"><text:span text:style-name="T56">A</text:span><text:span text:style-name="T55">vec le curseur à la position désirée, Clique-droit -› coller</text:span></text:p>
        </text:list-item>
        <text:list-item>
          <text:p text:style-name="P82"><text:span text:style-name="T58">E</text:span><text:span text:style-name="T57">nregistrer dans la persistance la configuration de Signal Desktop.</text:span><text:span text:style-name="T54"> Taper dans un terminal la ligne suivante :</text:span></text:p>
          <text:p text:style-name="P47">c<text:span text:style-name="T59">p -rv ~/.config/Signal/* </text:span><text:span text:style-name="T3">/live/persistence/TailsData_unlocked/dotfiles/.</text:span><text:span text:style-name="T5">config/Signal</text:span></text:p>
        </text:list-item>
      </text:list>
      <text:h text:style-name="P32" text:outline-level="1"/>
      <text:h text:style-name="P35" text:outline-level="1"><text:bookmark-start text:name="__RefHeading___Toc139_1411036037"/>Utilisation<text:bookmark-end text:name="__RefHeading___Toc139_1411036037"/></text:h>
      <text:p text:style-name="P16">Presque tout peut se faire depuis Signal Desktop. Pour le lancer :</text:p>
      <text:p text:style-name="P15">Applications –› Autres – › Signal</text:p>
      <text:p text:style-name="P17">Pour commencer une nouvelle conversations, lancer le logiciel «Nouvelle Conversation Signal». Cela va commencer une nouvelle conversation avec le numéro entré. La personne recevra le message «salut». À partir de ce moment là, il sera possible de continuer la conversation depuis Signal Desktop. Ne pas oublier de paramétrer les messages éphèmeres.</text:p>
      <text:h text:style-name="P31" text:outline-level="1"><text:bookmark-start text:name="__RefHeading___Toc141_1411036037"/>Mise à jour<text:bookmark-end text:name="__RefHeading___Toc141_1411036037"/></text:h>
      <text:p text:style-name="P14">Il n’y a pas encore de mise à jour automatique. Les explications suivront bientôt sur comment faire manuellement. Un jour il devrait y avoir des mises à jour automatiques ??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left="0cm" fo:margin-right="0cm" fo:margin-top="0cm" fo:margin-bottom="0.499cm" style:contextual-spacing="false" fo:text-indent="0cm" style:auto-text-indent="false" fo:padding="0.049cm" fo:border="0.06pt solid #000000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8:11:24.954920616</meta:creation-date>
    <dc:date>2022-11-17T16:22:36.994963786</dc:date>
    <meta:editing-duration>PT2H52M18S</meta:editing-duration>
    <meta:editing-cycles>71</meta:editing-cycles>
    <meta:generator>LibreOffice/7.0.4.2$Linux_X86_64 LibreOffice_project/00$Build-2</meta:generator>
    <meta:document-statistic meta:table-count="0" meta:image-count="0" meta:object-count="0" meta:page-count="10" meta:paragraph-count="160" meta:word-count="1864" meta:character-count="12721" meta:non-whitespace-character-count="11056"/>
  </office:meta>
</office:document-meta>
</file>